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a0936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a0936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2a0936"/>
    </style:style>
    <style:style style:name="T3" style:family="text">
      <style:text-properties officeooo:rsid="00195db8"/>
    </style:style>
    <style:style style:name="T4" style:family="text">
      <style:text-properties officeooo:rsid="0028259d"/>
    </style:style>
    <style:style style:name="T5" style:family="text">
      <style:text-properties officeooo:rsid="00295264"/>
    </style:style>
    <style:style style:name="T6" style:family="text">
      <style:text-properties officeooo:rsid="002c04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3">de </text:span><text:span text:style-name="T4">13</text:span><text:span text:style-name="T3">h</text:span><text:span text:style-name="T4">0</text:span><text:span text:style-name="T3">0 à 1</text:span><text:span text:style-name="T4">4</text:span><text:span text:style-name="T3">h</text:span><text:span text:style-name="T4">3</text:span><text:span text:style-name="T3">0</text:span> :</text:p>
      <text:list text:style-name="L1">
        <text:list-item>
          <text:p text:style-name="P6">DAVID Gabriel  (<text:span text:style-name="T4">présentiel</text:span>) : <text:span text:style-name="T4">correction de bug et ajout d’une fonction pour lire le fichier .txt qui permet de récupérer les produit et les types de produits.</text:span></text:p>
        </text:list-item>
        <text:list-item>
          <text:p text:style-name="P6">GUILMIN Leny  (<text:span text:style-name="T4">présentiel</text:span>) : <text:span text:style-name="T5">ajout d’un mouvement du plan du magasin ainsi qu’une forme géométrique qui représente le Qlabel de l’image du plan.</text:span></text:p>
        </text:list-item>
        <text:list-item>
          <text:p text:style-name="P6">FONTAINE Aurélien  (<text:span text:style-name="T4">présentiel</text:span>) : <text:span text:style-name="T5">ajout des fonctionnalité d’ajout d’artic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a09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5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7T16:02:56.256000000</dc:date>
    <meta:editing-duration>PT1H6M50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90" meta:character-count="545" meta:non-whitespace-character-count="463"/>
  </office:meta>
</office:document-meta>
</file>